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/>
    </style:style>
    <style:style style:name="gr3" style:family="graphic" style:parent-style-name="standard">
      <style:graphic-properties svg:stroke-color="#c4c4c4" draw:fill="none"/>
    </style:style>
    <style:style style:name="gr4" style:family="graphic" style:parent-style-name="standard">
      <style:graphic-properties draw:marker-start="Arrow" draw:marker-start-width="0.5cm" draw:marker-end="Arrow" draw:marker-end-width="0.5cm" draw:fill="none"/>
    </style:style>
    <style:style style:name="gr5" style:family="graphic" style:parent-style-name="standard">
      <style:graphic-properties svg:stroke-color="#c4c4c4" draw:marker-start="" draw:marker-start-width="0.5cm" draw:marker-end="Arrow" draw:marker-end-width="0.5cm" draw:fill="none"/>
    </style:style>
    <style:style style:name="gr6" style:family="graphic" style:parent-style-name="standard">
      <style:graphic-properties draw:stroke="solid" draw:stroke-dash="Ultrafine_20_Dashed" svg:stroke-color="#c4c4c4" draw:marker-start="" draw:marker-start-width="0.5cm" draw:marker-end="Arrow" draw:marker-end-width="0.5cm" draw:fill="none"/>
    </style:style>
    <style:style style:name="gr7" style:family="graphic" style:parent-style-name="standard">
      <style:graphic-properties draw:stroke="none" svg:stroke-color="#000000" draw:fill="solid" draw:fill-color="#ffffff" draw:textarea-horizontal-align="justify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c4c4c4" draw:fill="solid" draw:fill-color="#ffffff" draw:textarea-horizontal-align="justify" draw:auto-grow-height="false" draw:auto-grow-width="false" fo:min-height="0cm" fo:min-width="0cm"/>
    </style:style>
    <style:style style:name="gr9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155cm" fo:padding-bottom="0.2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solid" draw:stroke-dash="Ultrafine_20_Dashed" svg:stroke-width="0.05cm" draw:marker-start="Dimension_20_Lines" draw:marker-start-width="0.5cm" draw:marker-start-center="true" draw:marker-end="Dimension_20_Lines" draw:marker-end-width="0.5cm" draw:fill="none" fo:padding-top="0.175cm" fo:padding-bottom="0.175cm" fo:padding-left="0.175cm" fo:padding-right="0.175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/>
    </style:style>
    <style:style style:name="gr14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5" style:family="graphic" style:parent-style-name="standard">
      <style:graphic-properties draw:stroke="dash" draw:stroke-dash="Ultrafine_20_Dashed" draw:marker-start="" draw:marker-start-width="0.5cm" draw:marker-end="Arrow" draw:marker-end-width="0.5cm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justify" draw:textarea-vertical-align="bottom" draw:auto-grow-height="false" draw:auto-grow-width="false" fo:min-height="0cm" fo:min-width="0cm"/>
    </style:style>
    <style:style style:name="gr18" style:family="graphic" style:parent-style-name="standard">
      <style:graphic-properties draw:marker-end="Arrow" draw:marker-end-width="0.5cm" draw:fill="none"/>
    </style:style>
    <style:style style:name="gr19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2cm" fo:padding-bottom="0.22cm" fo:padding-left="0.22cm" fo:padding-right="0.22cm"/>
    </style:style>
    <style:style style:name="gr20" style:family="graphic" style:parent-style-name="objectwithoutfill">
      <style:graphic-properties draw:stroke="solid" draw:stroke-dash="Ultrafine_20_Dashed" svg:stroke-width="0.05cm" draw:marker-start="Dimension_20_Lines" draw:marker-start-width="0.5cm" draw:marker-end="Dimension_20_Lines" draw:marker-end-width="0.5cm" draw:fill="none" fo:padding-top="0.175cm" fo:padding-bottom="0.175cm" fo:padding-left="0.175cm" fo:padding-right="0.175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7.082cm" style:use-optimal-column-width="false"/>
    </style:style>
    <style:style style:name="co3" style:family="table-column">
      <style:table-column-properties style:column-width="7.591cm" style:use-optimal-column-width="false"/>
    </style:style>
    <style:style style:name="ro1" style:family="table-row">
      <style:table-row-properties style:row-height="0.813cm"/>
    </style:style>
    <style:style style:name="ro2" style:family="table-row">
      <style:table-row-properties style:row-height="0.806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top="0cm" fo:margin-bottom="0cm" fo:text-align="start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text-properties fo:language="en" fo:country="US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loext:graphic-properties draw:fill="none"/>
      <style:text-properties fo:color="#404040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solid" draw:fill-color="#ffffff"/>
      <style:paragraph-properties fo:text-align="center"/>
      <style:text-properties fo:color="#404040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color="#404040"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end"/>
      <style:text-properties fo:color="#404040" fo:font-size="12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404040" fo:font-size="24pt" fo:font-weight="normal" style:font-size-asian="24pt" style:font-weight-asian="normal" style:font-size-complex="24pt" style:font-weight-complex="normal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fo:text-align="center"/>
      <style:text-properties fo:color="#95b241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margin-top="0.1cm" fo:margin-bottom="0.1cm" fo:text-align="end"/>
    </style:style>
    <style:style style:name="P25" style:family="paragraph">
      <loext:graphic-properties draw:fill="none" draw:fill-color="#ffffff"/>
      <style:paragraph-properties fo:margin-top="0.1cm" fo:margin-bottom="0.1cm" fo:text-align="end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-color="#ffffff"/>
    </style:style>
    <style:style style:name="P27" style:family="paragraph">
      <loext:graphic-properties draw:fill-color="#ffffff"/>
      <style:text-properties fo:font-size="12pt" fo:language="en" fo:country="US"/>
    </style:style>
    <style:style style:name="P28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style:text-properties fo:font-size="32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404040"/>
    </style:style>
    <style:style style:name="T14" style:family="text">
      <style:text-properties fo:color="#404040" fo:font-size="12pt" style:font-size-asian="12pt" style:font-size-complex="12pt"/>
    </style:style>
    <style:style style:name="T15" style:family="text">
      <style:text-properties fo:color="#404040" fo:font-size="12pt" style:font-size-asian="18pt" style:font-size-complex="18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style:font-size-asian="18pt" style:font-weight-asian="bold" style:font-size-complex="18pt" style:font-weight-complex="bold"/>
    </style:style>
    <style:style style:name="T18" style:family="text">
      <style:text-properties fo:color="#404040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b62118" fo:language="en" fo:country="US" fo:font-weight="bold" style:font-weight-asian="bold" style:font-weight-complex="bold"/>
    </style:style>
    <style:style style:name="T23" style:family="text">
      <style:text-properties style:use-window-font-color="true" fo:language="en" fo:country="US" fo:font-weight="normal" style:font-weight-asian="normal" style:font-weight-complex="normal"/>
    </style:style>
    <style:style style:name="T24" style:family="text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T25" style:family="text">
      <style:text-properties style:text-line-through-style="solid" style:text-line-through-type="single" style:text-line-through-width="bold" fo:language="en" fo:country="US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style:text-line-through-style="solid" style:text-line-through-type="single" style:text-line-through-width="bold"/>
    </style:style>
    <style:style style:name="T28" style:family="text">
      <style:text-properties fo:font-size="18pt" style:font-size-asian="18pt" style:font-weight-asian="normal" style:font-size-complex="18pt"/>
    </style:style>
    <style:style style:name="T29" style:family="text">
      <style:text-properties fo:font-size="32pt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Schedule<text:line-break/>and Homework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A02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ourse Schedule</text:span>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8">#</text:span></text:p>
              </table:table-cell>
              <table:table-cell>
                <text:p text:style-name="P5"><text:span text:style-name="T8">Class Content</text:span></text:p>
              </table:table-cell>
              <table:table-cell>
                <text:p text:style-name="P5"><text:span text:style-name="T8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01</text:span></text:p>
              </table:table-cell>
              <table:table-cell>
                <text:p text:style-name="P5"><text:span text:style-name="T9">Introduction</text:span></text:p>
              </table:table-cell>
              <table:table-cell>
                <text:p text:style-name="P5"><text:span text:style-name="T9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02</text:span></text:p>
              </table:table-cell>
              <table:table-cell>
                <text:p text:style-name="P5"><text:span text:style-name="T9">The software industry</text:span></text:p>
              </table:table-cell>
              <table:table-cell>
                <text:p text:style-name="P5"><text:span text:style-name="T9">-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03</text:span></text:p>
              </table:table-cell>
              <table:table-cell>
                <text:p text:style-name="P5"><text:span text:style-name="T9">Strategic product management</text:span></text:p>
              </table:table-cell>
              <table:table-cell>
                <text:p text:style-name="P5"><text:span text:style-name="T9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04</text:span></text:p>
              </table:table-cell>
              <table:table-cell>
                <text:p text:style-name="P5"><text:span text:style-name="T9">Case 2013-02: Two-sided markets at Netdosis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05</text:span></text:p>
              </table:table-cell>
              <table:table-cell>
                <text:p text:style-name="P5"><text:span text:style-name="T9">Case 2016-03: Hard software marketing choices at ownCloud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06</text:span></text:p>
              </table:table-cell>
              <table:table-cell>
                <text:p text:style-name="P5"><text:span text:style-name="T9">Case 2017-01: The case of SUSE Manager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07</text:span></text:p>
              </table:table-cell>
              <table:table-cell>
                <text:p text:style-name="P5"><text:span text:style-name="T9">Case 2016-04: Pricing at Everest SARL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08</text:span></text:p>
              </table:table-cell>
              <table:table-cell>
                <text:p text:style-name="P5"><text:span text:style-name="T9">Case 2012-01: Ensuring innovation at Method Park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09</text:span></text:p>
              </table:table-cell>
              <table:table-cell>
                <text:p text:style-name="P5"><text:span text:style-name="T9">Technical product management</text:span></text:p>
              </table:table-cell>
              <table:table-cell/>
            </table:table-row>
            <table:table-row table:style-name="ro1" table:default-cell-style-name="ce6">
              <table:table-cell table:style-name="ce5">
                <text:p text:style-name="P4"><text:span text:style-name="T9">10</text:span></text:p>
              </table:table-cell>
              <table:table-cell>
                <text:p text:style-name="P5"><text:span text:style-name="T9">Case 2014-02: Switching suppliers at Nokia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11</text:span></text:p>
              </table:table-cell>
              <table:table-cell>
                <text:p text:style-name="P5"><text:span text:style-name="T9">Case 2016-01: Licensing choices at ownCloud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12</text:span></text:p>
              </table:table-cell>
              <table:table-cell>
                <text:p text:style-name="P5"><text:span text:style-name="T9">Case 2014-01: User experience design at Immowelt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9">13</text:span></text:p>
              </table:table-cell>
              <table:table-cell>
                <text:p text:style-name="P5"><text:span text:style-name="T9">Case 2014-03: Specifying “wow!” at Elektrobit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9">14</text:span></text:p>
              </table:table-cell>
              <table:table-cell>
                <text:p text:style-name="P5"><text:span text:style-name="T9">Case 2016-02: Stock options at Caldera</text:span></text:p>
              </table:table-cell>
              <table:table-cell>
                <text:p text:style-name="P5"><text:span text:style-name="T9">Case analysis</text:span></text:p>
              </table:table-cell>
            </table:table-row>
            <table:table-row table:style-name="ro2" table:default-cell-style-name="ce8">
              <table:table-cell table:style-name="ce7">
                <text:p text:style-name="P6"><text:span text:style-name="T10">15</text:span></text:p>
              </table:table-cell>
              <table:table-cell>
                <text:p text:style-name="P7"><text:span text:style-name="T10">Student presentations and conclusions</text:span></text:p>
              </table:table-cell>
              <table:table-cell>
                <text:p text:style-name="P7"><text:span text:style-name="T10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Work Rhythm and Course Weeks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Course week terminology</text:span></text:p>
                <text:list>
                  <text:list-item>
                    <text:p><text:span text:style-name="T7">This week = current course week (after lecture)</text:span></text:p>
                  </text:list-item>
                  <text:list-item>
                    <text:p><text:span text:style-name="T7">Last week = the course week before this week</text:span></text:p>
                  </text:list-item>
                  <text:list-item>
                    <text:p><text:span text:style-name="T7">Next week = the course week after this week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ggested work rhythm</text:span></text:p>
              </text:list-item>
            </text:list>
            <text:list text:style-name="L5">
              <text:list-item>
                <text:list>
                  <text:list-item>
                    <text:p><text:span text:style-name="T7">Rate last week’s reviews</text:span></text:p>
                  </text:list-item>
                  <text:list-item>
                    <text:p><text:span text:style-name="T7">Review this week’s deliverables</text:span></text:p>
                  </text:list-item>
                  <text:list-item>
                    <text:p><text:span text:style-name="T7">Submit next week’s deliverables</text:span></text:p>
                  </text:list-item>
                  <text:list-item>
                    <text:p><text:span text:style-name="T7">Prepare next week’s cla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Rhythm and Course Weeks 2 / 2</text:p>
          </draw:text-box>
        </draw:frame>
        <draw:g>
          <draw:line draw:style-name="gr2" draw:text-style-name="P10" draw:layer="layout" svg:x1="19cm" svg:y1="8.25cm" svg:x2="19cm" svg:y2="10.25cm">
            <text:p/>
          </draw:line>
          <draw:line draw:style-name="gr3" draw:text-style-name="P10" draw:layer="layout" svg:x1="9cm" svg:y1="8.25cm" svg:x2="9cm" svg:y2="10.25cm">
            <text:p/>
          </draw:line>
          <draw:line draw:style-name="gr4" draw:text-style-name="P11" draw:layer="layout" svg:x1="9cm" svg:y1="3.25cm" svg:x2="19cm" svg:y2="3.25cm">
            <text:p/>
          </draw:line>
          <draw:line draw:style-name="gr5" draw:text-style-name="P10" draw:layer="layout" svg:x1="1cm" svg:y1="3.25cm" svg:x2="9cm" svg:y2="3.25cm">
            <text:p/>
          </draw:line>
          <draw:line draw:style-name="gr6" draw:text-style-name="P10" draw:layer="layout" svg:x1="27cm" svg:y1="3.25cm" svg:x2="19cm" svg:y2="3.25cm">
            <text:p/>
          </draw:line>
          <draw:frame draw:style-name="gr7" draw:text-style-name="P12" draw:layer="layout" svg:width="5cm" svg:height="2cm" svg:x="11.5cm" svg:y="2.25cm">
            <draw:text-box>
              <text:p text:style-name="P6"><text:span text:style-name="T11">this week</text:span></text:p>
              <text:p text:style-name="P6"><text:span text:style-name="T12">(work period)</text:span></text:p>
            </draw:text-box>
          </draw:frame>
          <draw:frame draw:style-name="gr8" draw:text-style-name="P13" draw:layer="layout" svg:width="5cm" svg:height="2cm" svg:x="1.5cm" svg:y="2.25cm">
            <draw:text-box>
              <text:p text:style-name="P6"><text:span text:style-name="T13">last week</text:span></text:p>
            </draw:text-box>
          </draw:frame>
          <draw:line draw:style-name="gr2" draw:text-style-name="P11" draw:layer="layout" svg:x1="15cm" svg:y1="9.75cm" svg:x2="15cm" svg:y2="8.75cm">
            <text:p/>
          </draw:line>
          <draw:line draw:style-name="gr3" draw:text-style-name="P10" draw:layer="layout" svg:x1="5cm" svg:y1="9.75cm" svg:x2="5cm" svg:y2="8.75cm">
            <text:p/>
          </draw:line>
          <draw:frame draw:style-name="gr9" draw:text-style-name="P15" draw:layer="layout" svg:width="2cm" svg:height="1cm" svg:x="3cm" svg:y="7.25cm">
            <draw:text-box>
              <text:p text:style-name="P14"><text:span text:style-name="T14">ratings</text:span></text:p>
            </draw:text-box>
          </draw:frame>
          <draw:frame draw:style-name="gr10" draw:text-style-name="P16" draw:layer="layout" svg:width="2cm" svg:height="1cm" svg:x="3cm" svg:y="8.25cm">
            <draw:text-box>
              <text:p text:style-name="P14"><text:span text:style-name="T15">reviews</text:span></text:p>
            </draw:text-box>
          </draw:frame>
          <draw:frame draw:style-name="gr9" draw:text-style-name="P15" draw:layer="layout" svg:width="2cm" svg:height="2cm" svg:x="7cm" svg:y="7.25cm">
            <draw:text-box>
              <text:p text:style-name="P14"><text:span text:style-name="T14">main deliver-ables</text:span></text:p>
            </draw:text-box>
          </draw:frame>
          <draw:frame draw:style-name="gr11" draw:text-style-name="P17" draw:layer="layout" svg:width="2cm" svg:height="1cm" svg:x="13cm" svg:y="7.25cm">
            <draw:text-box>
              <text:p text:style-name="P6"><text:span text:style-name="T16">ratings</text:span></text:p>
            </draw:text-box>
          </draw:frame>
          <draw:frame draw:style-name="gr11" draw:text-style-name="P18" draw:layer="layout" svg:width="2cm" svg:height="1cm" svg:x="13cm" svg:y="8.25cm">
            <draw:text-box>
              <text:p text:style-name="P6"><text:span text:style-name="T17">reviews</text:span></text:p>
            </draw:text-box>
          </draw:frame>
          <draw:line draw:style-name="gr12" draw:text-style-name="P11" draw:layer="layout" svg:x1="9cm" svg:y1="5.25cm" svg:x2="19cm" svg:y2="5.25cm">
            <text:p/>
          </draw:line>
          <draw:frame draw:style-name="gr13" draw:text-style-name="P17" draw:layer="layout" svg:width="5cm" svg:height="1cm" svg:x="13.9cm" svg:y="4.25cm">
            <draw:text-box>
              <text:p text:style-name="P6"><text:span text:style-name="T16">until right before class</text:span></text:p>
            </draw:text-box>
          </draw:frame>
          <draw:frame draw:style-name="gr14" draw:text-style-name="P19" draw:layer="layout" svg:width="2cm" svg:height="2cm" svg:x="19cm" svg:y="7.25cm">
            <draw:text-box>
              <text:p text:style-name="P6"><text:span text:style-name="T18">VL</text:span></text:p>
            </draw:text-box>
          </draw:frame>
          <draw:line draw:style-name="gr15" draw:text-style-name="P11" draw:layer="layout" svg:x1="18cm" svg:y1="13.75cm" svg:x2="18cm" svg:y2="9.75cm">
            <text:p/>
          </draw:line>
          <draw:line draw:style-name="gr15" draw:text-style-name="P11" draw:layer="layout" svg:x1="14cm" svg:y1="13.75cm" svg:x2="14cm" svg:y2="9.75cm">
            <text:p/>
          </draw:line>
          <draw:frame draw:style-name="gr16" draw:text-style-name="P21" draw:layer="layout" svg:width="3.5cm" svg:height="3.5cm" svg:x="14cm" svg:y="10.25cm">
            <draw:text-box>
              <text:p text:style-name="P20"><text:span text:style-name="T19">this week’s </text:span><text:span text:style-name="T20">reviews</text:span><text:span text:style-name="T19"> of</text:span><text:span text:style-name="T19"><text:line-break/></text:span><text:span text:style-name="T19">last week’s deliverables</text:span></text:p>
            </draw:text-box>
          </draw:frame>
          <draw:frame draw:style-name="gr17" draw:text-style-name="P22" draw:layer="layout" svg:width="3.5cm" svg:height="3.5cm" svg:x="10.5cm" svg:y="10.25cm">
            <draw:text-box>
              <text:p text:style-name="P14"><text:span text:style-name="T19">this week’s </text:span><text:span text:style-name="T20">ratings</text:span><text:span text:style-name="T19"> of</text:span><text:span text:style-name="T19"><text:line-break/></text:span><text:span text:style-name="T19">last week’s reviews</text:span></text:p>
            </draw:text-box>
          </draw:frame>
          <draw:frame draw:style-name="gr16" draw:text-style-name="P21" draw:layer="layout" svg:width="3.5cm" svg:height="3.5cm" svg:x="18cm" svg:y="10.25cm">
            <draw:text-box>
              <text:p text:style-name="P20"><text:span text:style-name="T19">this week’s </text:span><text:span text:style-name="T20">deliverables</text:span></text:p>
              <text:p text:style-name="P20"><text:span text:style-name="T19"/></text:p>
              <text:p text:style-name="P20"><text:span text:style-name="T19"/></text:p>
            </draw:text-box>
          </draw:frame>
          <draw:line draw:style-name="gr3" draw:text-style-name="P10" draw:layer="layout" svg:x1="25cm" svg:y1="9.75cm" svg:x2="25cm" svg:y2="8.75cm">
            <text:p/>
          </draw:line>
          <draw:frame draw:style-name="gr9" draw:text-style-name="P15" draw:layer="layout" svg:width="2cm" svg:height="1cm" svg:x="23cm" svg:y="7.25cm">
            <draw:text-box>
              <text:p text:style-name="P14"><text:span text:style-name="T14">ratings</text:span></text:p>
            </draw:text-box>
          </draw:frame>
          <draw:frame draw:style-name="gr10" draw:text-style-name="P16" draw:layer="layout" svg:width="2cm" svg:height="1cm" svg:x="23cm" svg:y="8.25cm">
            <draw:text-box>
              <text:p text:style-name="P14"><text:span text:style-name="T15">reviews</text:span></text:p>
            </draw:text-box>
          </draw:frame>
          <draw:frame draw:style-name="gr8" draw:text-style-name="P13" draw:layer="layout" svg:width="5cm" svg:height="2cm" svg:x="21.5cm" svg:y="2.25cm">
            <draw:text-box>
              <text:p text:style-name="P6"><text:span text:style-name="T13">next week</text:span></text:p>
            </draw:text-box>
          </draw:frame>
          <draw:line draw:style-name="gr15" draw:text-style-name="P11" draw:layer="layout" svg:x1="10cm" svg:y1="13.75cm" svg:x2="10cm" svg:y2="9.75cm">
            <text:p/>
          </draw:line>
          <draw:frame draw:style-name="gr17" draw:text-style-name="P22" draw:layer="layout" svg:width="3.5cm" svg:height="3.5cm" svg:x="6.5cm" svg:y="10.25cm">
            <draw:text-box>
              <text:p text:style-name="P14"><text:span text:style-name="T19">this week’s</text:span></text:p>
              <text:p text:style-name="P14"><text:span text:style-name="T20">lecture</text:span></text:p>
              <text:p text:style-name="P14"><text:span text:style-name="T19"/></text:p>
              <text:p text:style-name="P14"><text:span text:style-name="T19"/></text:p>
            </draw:text-box>
          </draw:frame>
          <draw:line draw:style-name="gr18" draw:text-style-name="P11" draw:layer="layout" svg:x1="1cm" svg:y1="9.25cm" svg:x2="27cm" svg:y2="9.25cm">
            <text:p/>
          </draw:line>
          <draw:frame draw:style-name="gr19" draw:text-style-name="P23" draw:layer="layout" svg:width="2cm" svg:height="2cm" svg:x="9cm" svg:y="7.25cm">
            <draw:text-box>
              <text:p text:style-name="P6"><text:span text:style-name="T21">VL</text:span></text:p>
            </draw:text-box>
          </draw:frame>
          <draw:frame draw:style-name="gr11" draw:text-style-name="P17" draw:layer="layout" svg:width="2cm" svg:height="2cm" svg:x="17cm" svg:y="7.25cm">
            <draw:text-box>
              <text:p text:style-name="P6"><text:span text:style-name="T16">main deliver-ables</text:span></text:p>
            </draw:text-box>
          </draw:frame>
          <draw:g>
            <draw:line draw:style-name="gr20" draw:text-style-name="P11" draw:layer="layout" svg:x1="9cm" svg:y1="6.25cm" svg:x2="15cm" svg:y2="6.25cm">
              <text:p/>
            </draw:line>
            <draw:frame draw:style-name="gr21" draw:text-style-name="P25" draw:layer="layout" svg:width="5.9cm" svg:height="2cm" svg:x="9cm" svg:y="5.25cm">
              <draw:text-box>
                <text:p text:style-name="P24"><text:span text:style-name="T16">until Friday midnight</text:span></text:p>
                <text:p text:style-name="P24"><text:span text:style-name="T16">before next week start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1. Weekly Review Ratings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Rate last week’s feedback</text:span></text:p>
                <text:list>
                  <text:list-item>
                    <text:p><text:span text:style-name="T7">Thumbs up or down is suffic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2. Weekly Deliverables Review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Review this week’s deliverables</text:span></text:p>
                <text:list>
                  <text:list-item>
                    <text:p><text:span text:style-name="T7">Write a paragraph to half-a-page review of the work of 5 other stud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3. Weekly Deliverables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Submit this week’s deliverables as PDF to Crowdgrader</text:span></text:p>
                <text:list>
                  <text:list-item>
                    <text:p><text:span text:style-name="T7">Submission should be anonymous</text:span></text:p>
                    <text:list>
                      <text:list-item>
                        <text:p><text:span text:style-name="T7">Don’t put your name into the file’s body</text:span></text:p>
                      </text:list-item>
                      <text:list-item>
                        <text:p>Don’t put your name into the file’s meta-data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ecide on one Google account, stick to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Length of submission depends on type of deliver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4. Weekly Preparation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Prepare assigned reading for next week’s class, if any</text:span></text:p>
                <text:list>
                  <text:list-item>
                    <text:p><text:span text:style-name="T7">Read and take notes to prepare for class discu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Types of Deliverables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(Teaching) case analysis</text:span></text:p>
                <text:list>
                  <text:list-item>
                    <text:p><text:span text:style-name="T7">A structured analysis of a teaching case</text:span></text:p>
                  </text:list-item>
                  <text:list-item>
                    <text:p><text:span text:style-name="T7">Submission should be </text:span><text:span text:style-name="T22">at max. 2 pages long</text:span></text:p>
                  </text:list-item>
                  <text:list-item>
                    <text:p>See <text:a xlink:href="https://goo.gl/hk3bzM" xlink:type="simple">https://goo.gl/hk3bzM</text:a><text:s/>for <text:span text:style-name="T23">how to analyze a cas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Review of case analysi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structions for Review of Case Analysis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4">
              <text:list-item>
                <text:p>Review of case analysis</text:p>
                <text:list>
                  <text:list-item>
                    <text:p>Provide (anonymous) feedback on other student’s analysis</text:p>
                    <text:list>
                      <text:list-item>
                        <text:p>Review summary using components of grading rubric</text:p>
                      </text:list-item>
                      <text:list-item>
                        <text:p>In writing your review, be professional and polite</text:p>
                        <text:list>
                          <text:list-item>
                            <text:p>No offenses, no cursing, no lashing out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Grade homework using grading rubric</text:p>
                    <text:list>
                      <text:list-item>
                        <text:p>A missing or nonsensical homework gets zero points</text:p>
                      </text:list-item>
                      <text:list-item>
                        <text:p>Grade by component, then add up points (up to 10 points)</text:p>
                      </text:list-item>
                      <text:list-item>
                        <text:p>See <text:a xlink:href="https://goo.gl/nougFz" xlink:type="simple">https://goo.gl/nougFz</text:a><text:s/>for helper spreadsheet (in Student Materials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Your grade is used for feedback only, not for homework grading</text:p>
                    <text:list>
                      <text:list-item>
                        <text:p>But we do match our grade with yours to assess your review’s qu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Time of Day for Weekly Deliverables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By Friday midnight (before next week)</text:span></text:p>
                <text:list>
                  <text:list-item>
                    <text:p><text:span text:style-name="T25">Rate last week’s reviews</text:span></text:p>
                  </text:list-item>
                  <text:list-item>
                    <text:p><text:span text:style-name="T25">Review last week’s deliverabl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ight before class</text:span></text:p>
                <text:list>
                  <text:list-item>
                    <text:p><text:span text:style-name="T7">Submit this week’s deliverables</text:span></text:p>
                  </text:list-item>
                  <text:list-item>
                    <text:p><text:span text:style-name="T25">Prepare next week’s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Plagiarism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Plagiarism</text:span></text:p>
                <text:list>
                  <text:list-item>
                    <text:p><text:span text:style-name="T7">is providing as your work the work of others</text:span></text:p>
                  </text:list-item>
                  <text:list-item>
                    <text:p><text:span text:style-name="T7">with or without those other people’s consen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Other people</text:span></text:p>
                <text:list>
                  <text:list-item>
                    <text:p><text:span text:style-name="T7">Other people may be other students in the course</text:span></text:p>
                  </text:list-item>
                  <text:list-item>
                    <text:p><text:span text:style-name="T7">May be any web source, including Wikipedia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iting sources</text:span></text:p>
                <text:list>
                  <text:list-item>
                    <text:p><text:span text:style-name="T7">You can cite/use others if you clearly list the source</text:span></text:p>
                  </text:list-item>
                  <text:list-item>
                    <text:p><text:span text:style-name="T7">In most cases, you should limit any verbatim u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Handling Plagiarism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home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1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6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2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3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4 Homework 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nalyze case 2013-02 (Netdosis, Market Size)</text:p>
                <text:list>
                  <text:list-item>
                    <text:p>Case question: Is the Netdosis business model viable?</text:p>
                  </text:list-item>
                  <text:list-item>
                    <text:p>Hint: Utilize the instructions at <text:a xlink:href="https://goo.gl/6Mti3G" xlink:type="simple">https://goo.gl/6Mti3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  <text:list>
                  <text:list-item>
                    <text:p>You will get feedback within a week as to your homework</text:p>
                  </text:list-item>
                  <text:list-item>
                    <text:p>Use this feedback to decide whether this course is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5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 text:style-name="P28"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3 (ownCloud, Marketing)</text:span></text:p>
                <text:list>
                  <text:list-item>
                    <text:p><text:span text:style-name="T7">Case question: What should ownCloud do?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6 Homework 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<text:span text:style-name="T27">Rate last week’s reviews</text:span></text:p>
              </text:list-item>
              <text:list-item>
                <text:p><text:span text:style-name="T27">Review this week’s analyses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alyze case 2017-01 (SUSE, Business Case)</text:p>
                <text:list>
                  <text:list-item>
                    <text:p>Case question: What should SUSE do?</text:p>
                  </text:list-item>
                  <text:list-item>
                    <text:p>Hint: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7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4 (Everest, Pricing)</text:span></text:p>
                <text:list>
                  <text:list-item>
                    <text:p><text:span text:style-name="T7">Case question: What should Martin do?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8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2-01 (Method Park, Innova</text:span>tion)</text:p>
                <text:list>
                  <text:list-item>
                    <text:p>Case question: Should Method Park disrupt its customers? If so, how?</text:p>
                  </text:list-item>
                  <text:list-item>
                    <text:p><text:span text:style-name="T7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09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10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4-02 (Nokia, Suppliers)</text:span></text:p>
                <text:list>
                  <text:list-item>
                    <text:p><text:span text:style-name="T7">Case question: What should Nokia do?</text:span></text:p>
                  </text:list-item>
                  <text:list-item>
                    <text:p><text:span text:style-name="T7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11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1 (ownCloud, Licensing)</text:span></text:p>
                <text:list>
                  <text:list-item>
                    <text:p><text:span text:style-name="T7">Case question: What license should ownCloud choose for the iOS app?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12 Homework Due</text:span></text:p>
          </draw:text-box>
        </draw:frame>
        <draw:frame presentation:style-name="Default-outline1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4-01 (Immowelt, UXD)</text:span></text:p>
                <text:list>
                  <text:list-item>
                    <text:p><text:span text:style-name="T7">Case instructions</text:span></text:p>
                    <text:list>
                      <text:list-item>
                        <text:p><text:span text:style-name="T7">Summarize the Note Taking feature</text:span></text:p>
                      </text:list-item>
                      <text:list-item>
                        <text:p><text:span text:style-name="T7">Choose the best exposé design</text:span></text:p>
                      </text:list-item>
                      <text:list-item>
                        <text:p><text:span text:style-name="T7">Explain your choice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Hint: Use the persona concept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13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4-03 (Elektrobit, ‘Wow!’)</text:span></text:p>
                <text:list>
                  <text:list-item>
                    <text:p><text:span text:style-name="T7">Case question: Analyze the epic and break it down into user stories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14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2 (Caldera, Stock Options)</text:span></text:p>
                <text:list>
                  <text:list-item>
                    <text:p><text:span text:style-name="T7">Case question: What should Frances do?</text:span></text:p>
                  </text:list-item>
                  <text:list-item>
                    <text:p><text:span text:style-name="T7">Hint: Perform a scenario analysis</text:span></text:p>
                    <text:list>
                      <text:list-item>
                        <text:p><text:span text:style-name="T7">Please see footnotes and use current tax system, not the original one</text:span></text:p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3" draw:layer="layout" svg:width="28cm" svg:height="1.75cm" svg:x="0cm" svg:y="0cm" presentation:class="title">
          <draw:text-box>
            <text:p><text:span text:style-name="T7">CW #15 Homework Due</text:span></text:p>
          </draw:text-box>
        </draw:frame>
        <draw:frame presentation:style-name="pr5" draw:text-style-name="P3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30" draw:layer="layout" svg:width="20cm" svg:height="4cm" svg:x="0cm" svg:y="11.75cm">
          <draw:text-box>
            <text:p text:style-name="P29"><text:span text:style-name="T28">DR</text:span></text:p>
          </draw:text-box>
        </draw:frame>
        <draw:frame presentation:style-name="pr8" draw:text-style-name="P31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32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text-style-name="P3" draw:layer="layout" svg:width="28cm" svg:height="1.75cm" svg:x="0cm" svg:y="0cm" presentation:class="title">
          <draw:text-box>
            <text:p><text:span text:style-name="T7">Credits and License</text:span></text:p>
          </draw:text-box>
        </draw:frame>
        <draw:frame presentation:style-name="pr5" draw:text-style-name="P33" draw:layer="layout" svg:width="27cm" svg:height="11.25cm" svg:x="0.5cm" svg:y="2.25cm" presentation:class="outline">
          <draw:text-box>
            <text:list text:style-name="L4">
              <text:list-item>
                <text:p text:style-name="P28"><text:span text:style-name="T7">Original version</text:span></text:p>
                <text:list>
                  <text:list-item>
                    <text:p><text:span text:style-name="T7">© 2012-2018 </text:span><text:span text:style-name="T7"><text:a xlink:href="http://dirkriehle.com/" xlink:type="simple">Dirk Riehle</text:a></text:span><text:span text:style-name="T7">, some rights reserved</text:span></text:p>
                  </text:list-item>
                  <text:list-item>
                    <text:p><text:span text:style-name="T7">Licensed under the </text:span><text:span text:style-name="T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<text:span text:style-name="T7">Contributions</text:span></text:p>
                <text:list>
                  <text:list-item>
                    <text:p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9M33S</meta:editing-duration>
    <meta:editing-cycles>162</meta:editing-cycles>
    <meta:generator>LibreOffice/6.0.7.3$Linux_X86_64 LibreOffice_project/00m0$Build-3</meta:generator>
    <meta:initial-creator>Dirk Riehle</meta:initial-creator>
    <dc:date>2019-03-31T17:11:41.960661007</dc:date>
    <meta:printed-by>Dirk Riehle</meta:printed-by>
    <meta:print-date>2013-05-04T19:19:21</meta:print-date>
    <dc:creator>D R</dc:creator>
    <meta:document-statistic meta:object-count="208"/>
    <meta:template xlink:type="simple" xlink:actuate="onRequest" xlink:title="True Blue Presentation" xlink:href="trash:/../Templates/True%20Blue%20Presentation.otp" meta:date="2013-04-02T22:52:20"/>
  </office:meta>
</office:document-meta>
</file>